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-0.0209in" fo:margin-top="0.0835in" fo:margin-bottom="0in" loext:contextual-spacing="false" fo:line-height="100%" fo:text-indent="-0.25in" style:auto-text-indent="false" fo:padding="0in" fo:border="none"/>
    </style:style>
    <style:style style:name="P2" style:family="paragraph" style:parent-style-name="Standard" style:list-style-name="WWNum1">
      <style:paragraph-properties fo:margin-left="0.5in" fo:margin-right="-0.0209in" fo:text-indent="-0.25in" style:auto-text-indent="false"/>
    </style:style>
    <style:style style:name="P3" style:family="paragraph" style:parent-style-name="Standard" style:list-style-name="WWNum1">
      <style:paragraph-properties fo:margin-left="0.5in" fo:margin-right="0in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>
      <style:paragraph-properties fo:padding="0in" fo:border="none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P8" style:family="paragraph" style:parent-style-name="Subtitle">
      <style:paragraph-properties fo:padding="0in" fo:border="none"/>
    </style:style>
    <style:style style:name="P9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P10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P11" style:family="paragraph" style:parent-style-name="Heading_20_1">
      <style:paragraph-properties fo:padding="0in" fo:border="none"/>
    </style:style>
    <style:style style:name="P12" style:family="paragraph" style:parent-style-name="Heading_20_2">
      <style:paragraph-properties fo:padding="0in" fo:border="none"/>
    </style:style>
    <style:style style:name="P13" style:family="paragraph" style:parent-style-name="Title" style:master-page-name="First_20_Page">
      <style:paragraph-properties fo:margin-left="0.5in" fo:margin-right="-0.0209in" fo:text-indent="0in" style:auto-text-indent="false" style:page-number="1" fo:padding="0in" fo:border="none"/>
    </style:style>
    <style:style style:name="T1" style:family="text">
      <style:text-properties fo:color="#f75d5d" fo:font-size="36pt" style:font-size-asian="36pt" style:font-size-complex="36pt"/>
    </style:style>
    <style:style style:name="T2" style:family="text">
      <style:text-properties fo:font-weight="normal" style:font-weight-asian="normal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hhevn0icya3z"/>2.Sitzung</text:p>
      <text:p text:style-name="P8"><text:bookmark text:name="_6bc6e5a12ww9"/>25.06.2021 </text:p>
      <text:p text:style-name="P11"><text:bookmark text:name="_bx9u4mwuq9wu"/>Tree-Methods</text:p>
      <text:p text:style-name="P12"><text:bookmark text:name="_cllctxd68p6"/>Vorteile von Decision- and Regression-Trees</text:p>
      <text:list xml:id="list3274862849" text:style-name="WWNum1">
        <text:list-item>
          <text:p text:style-name="P1">Verstehen, was der Fehler einer Linearen Regression ist</text:p>
        </text:list-item>
        <text:list-item>
          <text:p text:style-name="P1">orthogonale Splits im Variablen-Raum; keine non-linearen Trennlinien</text:p>
        </text:list-item>
      </text:list>
      <text:p text:style-name="P12"><text:bookmark text:name="_t6mt4yhxr2fu"/>Random-Forest</text:p>
      <text:list xml:id="list124348139015075" text:continue-numbering="true" text:style-name="WWNum1">
        <text:list-item>
          <text:p text:style-name="P3">Wie funktioniert es</text:p>
        </text:list-item>
        <text:list-item>
          <text:p text:style-name="P3">Vor- und Nachteile von Random-Forest</text:p>
        </text:list-item>
        <text:list-item>
          <text:p text:style-name="P3">Viele “Tree-Stumps” zusammen können non-lineare Trenn- oder Regressionslinien approximieren</text:p>
        </text:list-item>
        <text:list-item>
          <text:p text:style-name="P3">Polynomiale Regression als Beispiel für Multivariate Lineare Regression; Einsicht, dass die Formel unverändert bleibt, die Regressions-Linie aber keine Gerade mehr ist.</text:p>
        </text:list-item>
      </text:list>
      <text:p text:style-name="Heading_20_2"><text:bookmark text:name="_cw1cgqk2rc3"/>Optimization</text:p>
      <text:list xml:id="list124346530281851" text:continue-numbering="true" text:style-name="WWNum1">
        <text:list-item>
          <text:p text:style-name="P2">Warum sind quadratische Fehlerfunktionen leichter zu optimieren als als absolute Fehler</text:p>
        </text:list-item>
        <text:list-item>
          <text:p text:style-name="P2">Kenne das Prinzip von Newton-Raphson (Optimierungs-Verfahren 1.Ordnung)</text:p>
        </text:list-item>
        <text:list-item>
          <text:p text:style-name="P2">Wie funktioniert Stochastic Gradient Descent (SGD)</text:p>
        </text:list-item>
        <text:list-item>
          <text:p text:style-name="P2">Maximieren der Likelihood ist universeller als die Reduktion eines quadratischen Fehlers</text:p>
        </text:list-item>
        <text:list-item>
          <text:p text:style-name="P2">Taylor-Series ermöglichen die Approximierung von Funktionen durch die Ableitungen der Funktion an nur einem Punkt</text:p>
        </text:list-item>
        <text:list-item>
          <text:p text:style-name="P2">Approximation der Likelihood durch eine Taylor-Series und Ableitung nach der Schrittweite führt zu einem Optimierungs-Verfahren 2. Ordnung</text:p>
        </text:list-item>
      </text:list>
      <text:p text:style-name="Heading_20_2"><text:bookmark text:name="_sh4au5iupnnc"/>Gradient Boosted Trees (GBT)</text:p>
      <text:list xml:id="list124347512200158" text:continue-numbering="true" text:style-name="WWNum1">
        <text:list-item>
          <text:p text:style-name="P4">Likelihood wird berechnet zwischen tatsächlichen Werten und augenblicklich vorhergesagten Werten</text:p>
        </text:list-item>
        <text:list-item>
          <text:p text:style-name="P4">Einem Parameter-Update entspricht beim Gradient Boosting Trees die weitere Hinzunahme eines Tree-Predictors zur augenblicklichen Vorhersage</text:p>
        </text:list-item>
        <text:list-item>
          <text:p text:style-name="P4">Die Likelihood bei Schritt t kann durch die likelihood zu Schritt t-1 durch eine Taylor-Series approximiert werden</text:p>
        </text:list-item>
        <text:list-item>
          <text:p text:style-name="P4">Das Vorhersage-Update zu Schritt t ergibt sich analog zur Newton Optimierung 2.Ordnung</text:p>
        </text:list-item>
        <text:list-item>
          <text:p text:style-name="P4">Für Gradient Boosting Regression ist das Update die mittleren Residuen aller Beobachtungen in einem Leaf-Node. </text:p>
        </text:list-item>
        <text:list-item>
          <text:p text:style-name="P4">Gradient Boosting Regression kann also - etwas unsauber - als Regression der bisherigen Residuen bezeichnet werden</text:p>
        </text:list-item>
        <text:list-item>
          <text:p text:style-name="P4">L1 und L2 Regularization bezieht sich auf die Updates, die mit jedem weiteren Baum zu Schätzung hinzugefügt werden</text:p>
        </text:list-item>
        <text:list-item>
          <text:p text:style-name="P4">Wir kennen die wichtigsten Parameter ein Gradient Boosted Trees</text:p>
        </text:list-item>
        <text:list-item>
          <text:p text:style-name="P4">Wir wissen woher das “Gradient” im Namen herkommt</text:p>
        </text:list-item>
      </text:list>
      <text:p text:style-name="Heading_20_2"><text:bookmark text:name="_8skcc6ytk6l6"/>House-Prices mit Gradient Boosting Machine (GBM)</text:p>
      <text:list xml:id="list124348200049264" text:continue-numbering="true" text:style-name="WWNum1">
        <text:list-item>
          <text:p text:style-name="P4">Preprocessing-Steps wie bei Elastic-Net bewirken nichts</text:p>
        </text:list-item>
        <text:list-item>
          <text:p text:style-name="P4">Interaktionen werden durch die Trees automatisch modelliert, monotone Transformationen der Variablen wirken sich nicht auf Trees aus</text:p>
        </text:list-item>
        <text:list-item>
          <text:p text:style-name="P4">Grösste Verbesserungen durch Hyper-Parameter Fine-Tuning</text:p>
        </text:list-item>
        <text:list-item>
          <text:p text:style-name="P4">Evaluate a “good” idea in an un-biased way, d.h. ohne overfitting</text:p>
        </text:list-item>
      </text:list>
      <text:p text:style-name="Heading_20_2"><text:bookmark text:name="_tcjlx7qfz0g1"/>Feature-Importance</text:p>
      <text:list xml:id="list124347025232705" text:continue-numbering="true" text:style-name="WWNum1">
        <text:list-item>
          <text:p text:style-name="P4">Feature-Importance als wichtiger Baustein zur Interpretation von Tree-Methods</text:p>
        </text:list-item>
        <text:list-item>
          <text:p text:style-name="P4">Nachteil der Berechnung über Reduktion der Gini-Impurity</text:p>
        </text:list-item>
        <text:list-item>
          <text:p text:style-name="P4">Permutation-Importance ist weniger biased (bessere Wahl)</text:p>
        </text:list-item>
        <text:list-item>
          <text:p text:style-name="P4">Bei gini-Impurity hängt die Feature-Importance von der Kardinalität einer Variablen ab</text:p>
        </text:list-item>
        <text:list-item>
          <text:p text:style-name="P4">Die Wichtigkeit einer Variablen kann durch One-Hot-Encoding auf viele One-Hot-Variablen aufgeteilt werden und erscheint fast als unwichtig</text:p>
        </text:list-item>
        <text:list-item>
          <text:p text:style-name="P4">Redundante Variablen (Korrelation mit anderer Variable sehr hoch) können problemlos entfernt werden - obwohl sie eine hohe feature Importance haben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" style:font-family-generic="roman" style:font-pitch="variable"/>
    <style:font-face style:name="Playfair Display" svg:font-family="'Playfair Display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layfair Display1" svg:font-family="'Playfair Display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Lato" fo:font-size="11pt" fo:language="de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Lato" fo:font-size="11pt" fo:language="de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-0.0209in" fo:margin-top="0.3335in" fo:margin-bottom="0in" loext:contextual-spacing="false" fo:line-height="100%" fo:keep-together="always" fo:orphans="0" fo:widows="0" fo:text-indent="0in" style:auto-text-indent="false" fo:keep-with-next="always"/>
      <style:text-properties fo:color="#f75d5d" style:font-name="Playfair Display" fo:font-family="'Playfair Display'" style:font-family-generic="roman" style:font-pitch="variable" fo:font-size="16pt" fo:font-weight="bold" style:font-name-asian="Playfair Display1" style:font-family-asian="'Playfair Display'" style:font-family-generic-asian="system" style:font-pitch-asian="variable" style:font-size-asian="16pt" style:font-weight-asian="bold" style:font-name-complex="Playfair Display1" style:font-family-complex="'Playfair Display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style:font-name="Playfair Display" fo:font-family="'Playfair Display'" style:font-family-generic="roman" style:font-pitch="variable" fo:font-size="12pt" fo:font-weight="bold" style:font-name-asian="Playfair Display1" style:font-family-asian="'Playfair Display'" style:font-family-generic-asian="system" style:font-pitch-asian="variable" style:font-size-asian="12pt" style:font-weight-asian="bold" style:font-name-complex="Playfair Display1" style:font-family-complex="'Playfair Display'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text-properties fo:color="#000000" fo:font-weight="bold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-0.0209in" fo:margin-top="0.0693in" fo:margin-bottom="0in" loext:contextual-spacing="false" fo:line-height="100%" fo:text-indent="0in" style:auto-text-indent="false"/>
      <style:text-properties fo:color="#f75d5d" style:font-name="Playfair Display" fo:font-family="'Playfair Display'" style:font-family-generic="roman" style:font-pitch="variable" fo:font-size="36pt" fo:font-weight="bold" style:font-name-asian="Playfair Display1" style:font-family-asian="'Playfair Display'" style:font-family-generic-asian="system" style:font-pitch-asian="variable" style:font-size-asian="36pt" style:font-weight-asian="bold" style:font-name-complex="Playfair Display1" style:font-family-complex="'Playfair Display'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-0.0209in" fo:margin-top="0.139in" fo:margin-bottom="0in" loext:contextual-spacing="false" fo:line-height="100%" fo:text-indent="0in" style:auto-text-indent="false"/>
      <style:text-properties fo:color="#000000" fo:font-size="12pt" fo:font-weight="bold" style:font-size-asian="12pt" style:font-weight-asian="bold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666666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8.7917in" fo:margin-left="-1.2326in" fo:margin-top="0in" fo:margin-bottom="0in" table:align="left" style:writing-mode="lr-tb"/>
    </style:style>
    <style:style style:name="Table1.A" style:family="table-column">
      <style:table-column-properties style:column-width="6.3014in"/>
    </style:style>
    <style:style style:name="Table1.B" style:family="table-column">
      <style:table-column-properties style:column-width="2.4896in"/>
    </style:style>
    <style:style style:name="Table1.1" style:family="table-row">
      <style:table-row-properties style:min-row-height="0.625in" fo:keep-together="auto"/>
    </style:style>
    <style:style style:name="Table1.A1" style:family="table-cell">
      <style:table-cell-properties style:vertical-align="middle" fo:background-color="#f75d5d" fo:padding="0.0694in" fo:border="1pt solid #f75d5d">
        <style:background-image/>
      </style:table-cell-properties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color="#b7b7b7" fo:font-size="6pt" style:font-size-asian="6pt" style:font-size-complex="6pt"/>
    </style:style>
    <style:style style:name="MP2" style:family="paragraph" style:parent-style-name="Subtitle">
      <style:paragraph-properties fo:margin-left="1.1874in" fo:margin-right="0in" fo:margin-top="0in" fo:margin-bottom="0in" loext:contextual-spacing="false" fo:line-height="100%" fo:text-indent="0in" style:auto-text-indent="false" fo:padding="0in" fo:border="none"/>
      <style:text-properties fo:color="#ffffff" fo:font-size="10pt" style:font-size-asian="10pt" style:font-size-complex="10pt"/>
    </style:style>
    <style:style style:name="MP3" style:family="paragraph" style:parent-style-name="Subtitle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fo:padding="0in" fo:border="none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6pt" style:font-size-asian="6pt" style:font-size-complex="6pt"/>
    </style:style>
    <style:style style:name="MP5" style:family="paragraph" style:parent-style-name="Standard">
      <style:paragraph-properties fo:padding="0in" fo:border="none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text:bookmark text:name="_5j58lbuh52rf"/></text:p>
            </table:table-cell>
            <table:table-cell table:style-name="Table1.A1" office:value-type="string">
              <text:p text:style-name="MP3"><text:bookmark text:name="_f5jbq7ljyseu"/><text:page-number text:select-page="current">0</text:page-number></text:p>
            </table:table-cell>
          </table:table-row>
        </table:table>
        <text:p text:style-name="MP4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5"/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1" meta:paragraph-count="41" meta:word-count="401" meta:character-count="3017" meta:non-whitespace-character-count="2686"/>
    <meta:generator>LibreOfficeDev/6.0.5.2$Linux_X86_64 LibreOffice_project/</meta:generator>
  </office:meta>
</office:document-meta>
</file>